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Bahnschrift Condensed" fo:font-weight="bold" officeooo:rsid="000eb79f" officeooo:paragraph-rsid="00138fb2" style:font-weight-asian="bold" style:font-weight-complex="bold"/>
    </style:style>
    <style:style style:name="P2" style:family="paragraph" style:parent-style-name="Standard">
      <style:paragraph-properties fo:text-align="center" style:justify-single-word="false"/>
      <style:text-properties style:font-name="Bahnschrift Condensed" fo:font-weight="bold" officeooo:rsid="0026ac51" officeooo:paragraph-rsid="0026ac51" style:font-weight-asian="bold" style:font-weight-complex="bold"/>
    </style:style>
    <style:style style:name="P3" style:family="paragraph" style:parent-style-name="Standard">
      <style:paragraph-properties fo:text-align="center" style:justify-single-word="false"/>
      <style:text-properties fo:color="#000000" style:font-name="Bahnschrift Condensed" fo:font-size="16pt" fo:font-weight="bold" officeooo:rsid="000eb79f" officeooo:paragraph-rsid="000eb79f"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Segoe UI" fo:font-size="12pt" fo:font-weight="bold" officeooo:rsid="00231194" officeooo:paragraph-rsid="00231194"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Segoe UI" fo:font-size="12pt" fo:font-weight="normal" officeooo:rsid="00231194" officeooo:paragraph-rsid="0023119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Segoe UI" fo:font-size="12pt" fo:font-weight="normal" officeooo:rsid="00394bd2" officeooo:paragraph-rsid="00394bd2" style:font-size-asian="10.5pt" style:font-weight-asian="normal" style:font-size-complex="12pt" style:font-weight-complex="normal"/>
    </style:style>
    <style:style style:name="P7" style:family="paragraph" style:parent-style-name="Footer">
      <style:paragraph-properties fo:text-align="center" style:justify-single-word="false"/>
    </style:style>
    <style:style style:name="P8" style:family="paragraph" style:parent-style-name="Standard">
      <style:paragraph-properties fo:text-align="justify" style:justify-single-word="false"/>
      <style:text-properties style:font-name="Segoe UI" fo:font-size="12pt" fo:font-weight="bold" officeooo:rsid="004470f1" officeooo:paragraph-rsid="004470f1"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Segoe UI" fo:font-size="12pt" fo:font-weight="normal" officeooo:rsid="00385f37" officeooo:paragraph-rsid="00394bd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Segoe UI" fo:font-size="12pt" fo:font-weight="normal" officeooo:rsid="0041dba9" officeooo:paragraph-rsid="0041dba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Segoe UI" fo:font-size="12pt" fo:font-weight="normal" officeooo:rsid="00427522" officeooo:paragraph-rsid="00427522"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Segoe UI" fo:font-size="12pt" fo:font-weight="normal" officeooo:rsid="004470f1" officeooo:paragraph-rsid="004470f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Segoe UI" fo:font-size="12pt" fo:font-weight="normal" officeooo:rsid="0044ef7d" officeooo:paragraph-rsid="0044ef7d"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color="#000000" style:font-name="Bahnschrift Condensed" fo:font-size="16pt" fo:font-weight="bold" officeooo:rsid="0041dba9" officeooo:paragraph-rsid="0041dba9" style:font-size-asian="16pt" style:font-weight-asian="bold" style:font-size-complex="16pt" style:font-weight-complex="bold"/>
    </style:style>
    <style:style style:name="T1" style:family="text">
      <style:text-properties officeooo:rsid="0026ac51"/>
    </style:style>
    <style:style style:name="T2" style:family="text">
      <style:text-properties officeooo:rsid="00394bd2"/>
    </style:style>
    <style:style style:name="T3" style:family="text">
      <style:text-properties style:text-underline-style="none"/>
    </style:style>
    <style:style style:name="T4" style:family="text">
      <style:text-properties officeooo:rsid="0041db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NSULTORÍA RGPD – Web para empresa de servicios jurídicos.</text:p>
      <text:p text:style-name="P3"/>
      <text:p text:style-name="P4">1. <text:span text:style-name="T2">El proyecto</text:span></text:p>
      <text:p text:style-name="P6">Este proyecto es<text:span text:style-name="T4">tá basado en una web que realicé hace 2 años para una empresa para la que estuve trabajando, lo que me ha ayudado a obtener contenidos adecuados para este trabajo.</text:span></text:p>
      <text:p text:style-name="P5"/>
      <text:p text:style-name="P4">2. <text:span text:style-name="T1">Interfaz</text:span></text:p>
      <text:p text:style-name="P10">Pese a que la interfaz del proyecto original hacía uso de una template HTML, en este caso he tomado la idea de la maquetación que traía para ajustarlo a las necesidades del proyecto. Se trata de un diseño limpio, responsivo, full screen y con tipografías muy sencillas sin serifas.</text:p>
      <text:p text:style-name="P10">Consta de una barra superior que contiene enlaces de contacto y botones para cambiar el juego de colores del web. Por defecto se utilizará el color azul, que es el color corporativo más apropiado para cualquier empresa relacionada con el mundo jurídico.</text:p>
      <text:p text:style-name="P11">Inmediatamente debajo se encuentra el menú principal, con dos secciones desplegables por CSS.</text:p>
      <text:p text:style-name="P11">El footer está dividido en 4 columnas con información, enlaces y un pequeño formulario de suscripción a newsletter. Este formulario implementa validación.</text:p>
      <text:p text:style-name="P11"/>
      <text:p text:style-name="P8">3. Contenido visual y multimedia</text:p>
      <text:p text:style-name="P12">Todas las fotografías contenidas en el web son extraídas de bancos de imágenes que permiten su utilización en webs personales y corporativas.</text:p>
      <text:p text:style-name="P12">Los iconos pertenecen a la librería de uso libre font-awesome.</text:p>
      <text:p text:style-name="P12">La tipografía se ha obtenido directamente de Google Fonts.</text:p>
      <text:p text:style-name="P12"><text:span text:style-name="T3"/></text:p>
      <text:p text:style-name="P13"><text:span text:style-name="T3">Algunas imágenes han sido tratadas respecto a la original, por motivos de tamaño o aspect ratio. Para esta labor se ha usado la herramienta Corel Photopaint 2017.</text:span></text:p>
      <text:p text:style-name="P13"><text:span text:style-name="T3"/></text:p>
      <text:p text:style-name="P13"><text:span text:style-name="T3"/></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Bahnschrift Condensed" svg:font-family="'Bahnschrift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9cm" fo:margin-left="0.083cm" table:align="left"/>
    </style:style>
    <style:style style:name="Tabla1.A" style:family="table-column">
      <style:table-column-properties style:column-width="16.9cm"/>
    </style:style>
    <style:style style:name="Tabla1.A1" style:family="table-cell">
      <style:table-cell-properties fo:padding="0.097cm" fo:border-left="none" fo:border-right="none" fo:border-top="none" fo:border-bottom="0.05pt solid #000000"/>
    </style:style>
    <style:style style:name="MP1" style:family="paragraph" style:parent-style-name="Standard">
      <style:paragraph-properties fo:text-align="center" style:justify-single-word="false"/>
      <style:text-properties style:font-name="Bahnschrift Condensed" fo:font-weight="bold" officeooo:rsid="000eb79f" officeooo:paragraph-rsid="00138fb2" style:font-weight-asian="bold" style:font-weight-complex="bold"/>
    </style:style>
    <style:style style:name="MP2" style:family="paragraph" style:parent-style-name="Standard">
      <style:paragraph-properties fo:text-align="center" style:justify-single-word="false"/>
      <style:text-properties style:font-name="Bahnschrift Condensed" fo:font-weight="bold" officeooo:rsid="0026ac51" officeooo:paragraph-rsid="0026ac51" style:font-weight-asian="bold" style:font-weight-complex="bold"/>
    </style:style>
    <style:style style:name="MP3" style:family="paragraph" style:parent-style-name="Footer">
      <style:paragraph-properties fo:text-align="center" style:justify-single-word="false"/>
    </style:style>
    <style:style style:name="MT1" style:family="text">
      <style:text-properties officeooo:rsid="0026ac51"/>
    </style:style>
    <style:style style:name="MT2" style:family="text">
      <style:text-properties officeooo:rsid="0041d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1" table:style-name="Tabla1">
          <table:table-column table:style-name="Tabla1.A"/>
          <table:table-row>
            <table:table-cell table:style-name="Tabla1.A1" office:value-type="string">
              <text:p text:style-name="MP1">Luis Miguel Barquillo Romero – Desarrollo <text:span text:style-name="MT1">Web en entorno Cliente / Desarrollo de Interfaces Web</text:span></text:p>
              <text:p text:style-name="MP2">Proyecto <text:span text:style-name="MT2">WEB – 2ª Evaluación</text:span></text:p>
            </table:table-cell>
          </table:table-row>
        </table:table>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1:43:00</meta:creation-date>
    <meta:initial-creator>Jose Antonio de la Varga</meta:initial-creator>
    <dc:date>2019-03-04T19:59:54.465000000</dc:date>
    <meta:editing-duration>PT2H42M36S</meta:editing-duration>
    <meta:editing-cycles>38</meta:editing-cycles>
    <meta:generator>LibreOffice/6.0.3.2$Windows_X86_64 LibreOffice_project/8f48d515416608e3a835360314dac7e47fd0b821</meta:generator>
    <meta:document-statistic meta:table-count="1" meta:image-count="0" meta:object-count="0" meta:page-count="1" meta:paragraph-count="16" meta:word-count="263" meta:character-count="1624" meta:non-whitespace-character-count="1374"/>
  </office:meta>
</office:document-meta>
</file>